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, 'Nimbus Mono L', 'DejaVu Sans Mono', Couri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erad</text:p>
          </table:table-cell>
          <table:table-cell table:style-name="ce1" table:formula="of:=6371.22*10^(3)" office:value-type="float" office:value="6371220" calcext:value-type="float">
            <text:p>63712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main</text:p>
          </table:table-cell>
          <table:table-cell office:value-type="float" office:value="0" calcext:value-type="float">
            <text:p>0</text:p>
          </table:table-cell>
          <table:table-cell table:formula="of:=2*PI()*[.B3]" office:value-type="float" office:value="40031555.8928087" calcext:value-type="float">
            <text:p>40031555.8928087</text:p>
          </table:table-cell>
          <table:table-cell office:value-type="string" calcext:value-type="string">
            <text:p>[0,2pi a]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C4]" office:value-type="float" office:value="40031555.8928087" calcext:value-type="float">
            <text:p>40031555.8928087</text:p>
          </table:table-cell>
          <table:table-cell office:value-type="string" calcext:value-type="string">
            <text:p>[0,2pi a]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g</text:p>
          </table:table-cell>
          <table:table-cell table:style-name="ce1" office:value-type="float" office:value="9.80616" calcext:value-type="float">
            <text:p>9.806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mega</text:p>
          </table:table-cell>
          <table:table-cell table:style-name="ce1" table:formula="of:=7.292*10^(-5)" office:value-type="float" office:value="0.00007292" calcext:value-type="float">
            <text:p>0.000072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</text:p>
          </table:table-cell>
          <table:table-cell table:formula="of:=2*[.B9]" office:value-type="float" office:value="0.00014584" calcext:value-type="float">
            <text:p>0.000145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</text:p>
          </table:table-cell>
          <table:table-cell table:formula="of:=SQRT([.B8]*[.B11])" office:value-type="float" office:value="313.147888385025" calcext:value-type="float">
            <text:p>313.147888385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runti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y</text:p>
          </table:table-cell>
          <table:table-cell/>
        </table:table-row>
        <table:table-row table:style-name="ro1">
          <table:table-cell/>
          <table:table-cell table:formula="of:=[.B15]*24" office:value-type="float" office:value="24" calcext:value-type="float">
            <text:p>24</text:p>
          </table:table-cell>
          <table:table-cell office:value-type="string" calcext:value-type="string">
            <text:p>hours</text:p>
          </table:table-cell>
          <table:table-cell/>
        </table:table-row>
        <table:table-row table:style-name="ro1">
          <table:table-cell/>
          <table:table-cell table:formula="of:=[.B16]*60" office:value-type="float" office:value="1440" calcext:value-type="float">
            <text:p>1440</text:p>
          </table:table-cell>
          <table:table-cell office:value-type="string" calcext:value-type="string">
            <text:p>minutes</text:p>
          </table:table-cell>
          <table:table-cell/>
        </table:table-row>
        <table:table-row table:style-name="ro1">
          <table:table-cell/>
          <table:table-cell table:formula="of:=[.B17]*60" office:value-type="float" office:value="86400" calcext:value-type="float">
            <text:p>86400</text:p>
          </table:table-cell>
          <table:table-cell office:value-type="string" calcext:value-type="string">
            <text:p>sec</text:p>
          </table:table-cell>
          <table:table-cell/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CFL grav</text:p>
          </table:table-cell>
          <table:table-cell office:value-type="string" calcext:value-type="string">
            <text:p>dx</text:p>
          </table:table-cell>
          <table:table-cell office:value-type="string" calcext:value-type="string">
            <text:p>dt max</text:p>
          </table:table-cell>
          <table:table-cell/>
        </table:table-row>
        <table:table-row table:style-name="ro1">
          <table:table-cell/>
          <table:table-cell office:value-type="float" office:value="192" calcext:value-type="float">
            <text:p>192</text:p>
          </table:table-cell>
          <table:table-cell table:formula="of:=([.C4]/[.B23])/[.B12]" office:value-type="float" office:value="665.812207826092" calcext:value-type="float">
            <text:p>665.812207826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ourier New', 'Nimbus Mono L', 'DejaVu Sans Mono', Couri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12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8">00/00/0000</text:date>, <text:time style:data-style-name="N2" text:time-value="16:10:42.38188883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dro Peixoto</meta:initial-creator>
    <meta:creation-date>2017-10-27T11:15:07.775578349</meta:creation-date>
    <meta:generator>LibreOffice/5.1.6.2$Linux_X86_64 LibreOffice_project/10m0$Build-2</meta:generator>
    <dc:date>2018-02-28T16:12:39.155505201</dc:date>
    <dc:creator>Pedro Peixoto</dc:creator>
    <meta:editing-duration>PT2H31M10S</meta:editing-duration>
    <meta:editing-cycles>3</meta:editing-cycles>
    <meta:document-statistic meta:table-count="1" meta:cell-count="33" meta:object-count="0"/>
    <meta:user-defined meta:name="qrichtext">1</meta:user-defined>
  </office:meta>
</office:document-meta>
</file>